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Bisec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>
            <draw:frame table:end-cell-address="Sheet1.V48" table:end-x="0.7846in" table:end-y="0.1079in" draw:z-index="0" draw:style-name="gr1" draw:text-style-name="P1" svg:width="15.5264in" svg:height="8.2106in" svg:x="0.372in" svg:y="0.0839in">
              <draw:object draw:notify-on-update-of-ranges="Sheet1.A1:Sheet1.A1 Sheet1.D3:Sheet1.D14 Sheet1.A49:Sheet1.A49 Sheet1.D51:Sheet1.D58 Sheet1.A16:Sheet1.A16 Sheet1.D18:Sheet1.D25 Sheet1.A27:Sheet1.A27 Sheet1.D29:Sheet1.D36 Sheet1.A38:Sheet1.A38 Sheet1.D40:Sheet1.D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-0.625">
            <text:p>-0.62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office:value-type="float" office:value="2.3125">
            <text:p>2.3125</text:p>
          </table:table-cell>
          <table:table-cell office:value-type="float" office:value="0.0667">
            <text:p>0.066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625">
            <text:p>3.625</text:p>
          </table:table-cell>
          <table:table-cell office:value-type="float" office:value="0.6867">
            <text:p>0.6867</text:p>
          </table:table-cell>
          <table:table-cell office:value-type="float" office:value="0.0345">
            <text:p>0.03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625">
            <text:p>3.5625</text:p>
          </table:table-cell>
          <table:table-cell office:value-type="float" office:value="-0.0069">
            <text:p>-0.0069</text:p>
          </table:table-cell>
          <table:table-cell office:value-type="float" office:value="0.0175">
            <text:p>0.017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938">
            <text:p>3.5938</text:p>
          </table:table-cell>
          <table:table-cell office:value-type="float" office:value="0.3303">
            <text:p>0.3303</text:p>
          </table:table-cell>
          <table:table-cell office:value-type="float" office:value="0.0087">
            <text:p>0.008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781">
            <text:p>3.5781</text:p>
          </table:table-cell>
          <table:table-cell office:value-type="float" office:value="0.1593">
            <text:p>0.1593</text:p>
          </table:table-cell>
          <table:table-cell office:value-type="float" office:value="0.0044">
            <text:p>0.00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703">
            <text:p>3.5703</text:p>
          </table:table-cell>
          <table:table-cell office:value-type="float" office:value="0.0756">
            <text:p>0.0756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664">
            <text:p>3.5664</text:p>
          </table:table-cell>
          <table:table-cell office:value-type="float" office:value="0.0342">
            <text:p>0.0342</text:p>
          </table:table-cell>
          <table:table-cell office:value-type="float" office:value="0.0011">
            <text:p>0.001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645">
            <text:p>3.5645</text:p>
          </table:table-cell>
          <table:table-cell office:value-type="float" office:value="0.0136">
            <text:p>0.0136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5635">
            <text:p>3.5635</text:p>
          </table:table-cell>
          <table:table-cell office:value-type="float" office:value="0.0033">
            <text:p>0.0033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63">
            <text:p>3.563</text:p>
          </table:table-cell>
          <table:table-cell office:value-type="float" office:value="-0.0018">
            <text:p>-0.0018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632">
            <text:p>3.5632</text:p>
          </table:table-cell>
          <table:table-cell office:value-type="float" office:value="0.0008">
            <text:p>0.0008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Newton-Raphs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.2">
            <text:p>-3.2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1333">
            <text:p>5.1333</text:p>
          </table:table-cell>
          <table:table-cell office:value-type="float" office:value="48.0901">
            <text:p>48.0901</text:p>
          </table:table-cell>
          <table:table-cell office:value-type="float" office:value="0.4156">
            <text:p>0.41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2698">
            <text:p>4.2698</text:p>
          </table:table-cell>
          <table:table-cell office:value-type="float" office:value="12.9562">
            <text:p>12.9562</text:p>
          </table:table-cell>
          <table:table-cell office:value-type="float" office:value="0.2023">
            <text:p>0.20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929">
            <text:p>3.7929</text:p>
          </table:table-cell>
          <table:table-cell office:value-type="float" office:value="2.9476">
            <text:p>2.9476</text:p>
          </table:table-cell>
          <table:table-cell office:value-type="float" office:value="0.1257">
            <text:p>0.125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998">
            <text:p>3.5998</text:p>
          </table:table-cell>
          <table:table-cell office:value-type="float" office:value="0.398">
            <text:p>0.398</text:p>
          </table:table-cell>
          <table:table-cell office:value-type="float" office:value="0.0536">
            <text:p>0.053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643">
            <text:p>3.5643</text:p>
          </table:table-cell>
          <table:table-cell office:value-type="float" office:value="0.0124">
            <text:p>0.012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632">
            <text:p>3.5632</text:p>
          </table:table-cell>
          <table:table-cell office:value-type="float" office:value="0">
            <text:p>0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632">
            <text:p>3.56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.2">
            <text:p>-3.2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3265">
            <text:p>3.3265</text:p>
          </table:table-cell>
          <table:table-cell office:value-type="float" office:value="-1.9689">
            <text:p>-1.9689</text:p>
          </table:table-cell>
          <table:table-cell office:value-type="float" office:value="0.0982">
            <text:p>0.098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8487">
            <text:p>3.8487</text:p>
          </table:table-cell>
          <table:table-cell office:value-type="float" office:value="3.8338">
            <text:p>3.8338</text:p>
          </table:table-cell>
          <table:table-cell office:value-type="float" office:value="0.1357">
            <text:p>0.135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037">
            <text:p>3.5037</text:p>
          </table:table-cell>
          <table:table-cell office:value-type="float" office:value="-0.5904">
            <text:p>-0.5904</text:p>
          </table:table-cell>
          <table:table-cell office:value-type="float" office:value="0.0506">
            <text:p>0.05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796">
            <text:p>3.5796</text:p>
          </table:table-cell>
          <table:table-cell office:value-type="float" office:value="0.1751">
            <text:p>0.1751</text:p>
          </table:table-cell>
          <table:table-cell office:value-type="float" office:value="0.0212">
            <text:p>0.02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622">
            <text:p>3.5622</text:p>
          </table:table-cell>
          <table:table-cell office:value-type="float" office:value="-0.0097">
            <text:p>-0.0097</text:p>
          </table:table-cell>
          <table:table-cell office:value-type="float" office:value="0.0049">
            <text:p>0.004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631">
            <text:p>3.5631</text:p>
          </table:table-cell>
          <table:table-cell office:value-type="float" office:value="-0.0001">
            <text:p>-0.0001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632">
            <text:p>3.56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alse-Posi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3265">
            <text:p>3.3265</text:p>
          </table:table-cell>
          <table:table-cell office:value-type="float" office:value="-1.9689">
            <text:p>-1.9689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4813">
            <text:p>3.4813</text:p>
          </table:table-cell>
          <table:table-cell office:value-type="float" office:value="-0.7959">
            <text:p>-0.7959</text:p>
          </table:table-cell>
          <table:table-cell office:value-type="float" office:value="0.0444">
            <text:p>0.04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371">
            <text:p>3.5371</text:p>
          </table:table-cell>
          <table:table-cell office:value-type="float" office:value="-0.2671">
            <text:p>-0.2671</text:p>
          </table:table-cell>
          <table:table-cell office:value-type="float" office:value="0.0158">
            <text:p>0.015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551">
            <text:p>3.5551</text:p>
          </table:table-cell>
          <table:table-cell office:value-type="float" office:value="-0.084">
            <text:p>-0.084</text:p>
          </table:table-cell>
          <table:table-cell office:value-type="float" office:value="0.0051">
            <text:p>0.005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607">
            <text:p>3.5607</text:p>
          </table:table-cell>
          <table:table-cell office:value-type="float" office:value="-0.0259">
            <text:p>-0.0259</text:p>
          </table:table-cell>
          <table:table-cell office:value-type="float" office:value="0.0016">
            <text:p>0.00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624">
            <text:p>3.5624</text:p>
          </table:table-cell>
          <table:table-cell office:value-type="float" office:value="-0.0079">
            <text:p>-0.0079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629">
            <text:p>3.5629</text:p>
          </table:table-cell>
          <table:table-cell office:value-type="float" office:value="-0.0024">
            <text:p>-0.0024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631">
            <text:p>3.5631</text:p>
          </table:table-cell>
          <table:table-cell office:value-type="float" office:value="-0.0007">
            <text:p>-0.000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ified 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.2">
            <text:p>-3.2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8926">
            <text:p>4.8926</text:p>
          </table:table-cell>
          <table:table-cell office:value-type="float" office:value="35.7632">
            <text:p>35.7632</text:p>
          </table:table-cell>
          <table:table-cell office:value-type="float" office:value="0.3868">
            <text:p>0.386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1429">
            <text:p>4.1429</text:p>
          </table:table-cell>
          <table:table-cell office:value-type="float" office:value="9.7305">
            <text:p>9.7305</text:p>
          </table:table-cell>
          <table:table-cell office:value-type="float" office:value="0.1809">
            <text:p>0.180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423">
            <text:p>3.7423</text:p>
          </table:table-cell>
          <table:table-cell office:value-type="float" office:value="2.2031">
            <text:p>2.2031</text:p>
          </table:table-cell>
          <table:table-cell office:value-type="float" office:value="0.1071">
            <text:p>0.107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911">
            <text:p>3.5911</text:p>
          </table:table-cell>
          <table:table-cell office:value-type="float" office:value="0.3004">
            <text:p>0.3004</text:p>
          </table:table-cell>
          <table:table-cell office:value-type="float" office:value="0.0421">
            <text:p>0.042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647">
            <text:p>3.5647</text:p>
          </table:table-cell>
          <table:table-cell office:value-type="float" office:value="0.0162">
            <text:p>0.0162</text:p>
          </table:table-cell>
          <table:table-cell office:value-type="float" office:value="0.0074">
            <text:p>0.00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632">
            <text:p>3.5632</text:p>
          </table:table-cell>
          <table:table-cell office:value-type="float" office:value="0.0005">
            <text:p>0.0005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632">
            <text:p>3.5632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16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14:00.94</dc:date>
    <meta:document-statistic meta:table-count="1" meta:cell-count="201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438cm" svg:height="20.856cm" xlink:href=".." xlink:type="simple" chart:class="chart:line" chart:style-name="ch1">
        <chart:legend chart:legend-position="end" svg:x="34.258cm" svg:y="9.068cm" style:legend-expansion="high" chart:style-name="ch2"/>
        <chart:plot-area chart:style-name="ch3" table:cell-range-address="Sheet1.A1:Sheet1.A1 Sheet1.D3:Sheet1.D14 Sheet1.A49:Sheet1.A49 Sheet1.D51:Sheet1.D58 Sheet1.A16:Sheet1.A16 Sheet1.D18:Sheet1.D25 Sheet1.A27:Sheet1.A27 Sheet1.D29:Sheet1.D36 Sheet1.A38:Sheet1.A38 Sheet1.D40:Sheet1.D47" chart:data-source-has-labels="row" svg:x="1.826cm" svg:y="1.803cm" svg:width="30.856cm" svg:height="17.628cm">
          <chartooo:coordinate-region svg:x="2.738cm" svg:y="2.015cm" svg:width="29.757cm" svg:height="16.743cm"/>
          <chart:axis chart:dimension="x" chart:name="primary-x" chart:style-name="ch4">
            <chart:title svg:x="16.284cm" svg:y="19.849cm" chart:style-name="ch5">
              <text:p>Iterations (n)</text:p>
            </chart:title>
          </chart:axis>
          <chart:axis chart:dimension="y" chart:name="primary-y" chart:style-name="ch4">
            <chart:title svg:x="0.451cm" svg:y="11.971cm" chart:style-name="ch6">
              <text:p>Approximate Error</text:p>
            </chart:title>
            <chart:grid chart:style-name="ch7" chart:class="major"/>
          </chart:axis>
          <chart:series chart:style-name="ch8" chart:values-cell-range-address="Sheet1.D3:Sheet1.D14" chart:label-cell-address="Sheet1.A1:Sheet1.A1" chart:class="chart:line">
            <chart:data-point chart:repeated="12"/>
          </chart:series>
          <chart:series chart:style-name="ch9" chart:values-cell-range-address="Sheet1.D51:Sheet1.D58" chart:label-cell-address="Sheet1.A49:Sheet1.A49" chart:class="chart:line">
            <chart:data-point chart:repeated="8"/>
          </chart:series>
          <chart:series chart:style-name="ch10" chart:values-cell-range-address="Sheet1.D18:Sheet1.D25" chart:label-cell-address="Sheet1.A16:Sheet1.A16" chart:class="chart:line">
            <chart:data-point chart:repeated="8"/>
          </chart:series>
          <chart:series chart:style-name="ch11" chart:values-cell-range-address="Sheet1.D29:Sheet1.D36" chart:label-cell-address="Sheet1.A27:Sheet1.A27" chart:class="chart:line">
            <chart:data-point chart:repeated="8"/>
          </chart:series>
          <chart:series chart:style-name="ch12" chart:values-cell-range-address="Sheet1.D40:Sheet1.D47" chart:label-cell-address="Sheet1.A38:Sheet1.A3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ction Method</text:p>
                <draw:g>
                  <svg:desc>Sheet1.A1:Sheet1.A1</svg:desc>
                </draw:g>
              </table:table-cell>
              <table:table-cell office:value-type="string">
                <text:p>Modified Secant Method</text:p>
                <draw:g>
                  <svg:desc>Sheet1.A49:Sheet1.A49</svg:desc>
                </draw:g>
              </table:table-cell>
              <table:table-cell office:value-type="string">
                <text:p>Newton-Raphson Method</text:p>
                <draw:g>
                  <svg:desc>Sheet1.A16:Sheet1.A16</svg:desc>
                </draw:g>
              </table:table-cell>
              <table:table-cell office:value-type="string">
                <text:p>Secant Method</text:p>
                <draw:g>
                  <svg:desc>Sheet1.A27:Sheet1.A27</svg:desc>
                </draw:g>
              </table:table-cell>
              <table:table-cell office:value-type="string">
                <text:p>False-Position Method</text:p>
                <draw:g>
                  <svg:desc>Sheet1.A38:Sheet1.A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4</svg:desc>
                </draw:g>
              </table:table-cell>
              <table:table-cell office:value-type="float" office:value="NaN">
                <text:p>NaN</text:p>
                <draw:g>
                  <svg:desc>Sheet1.D51:Sheet1.D58</svg:desc>
                </draw:g>
              </table:table-cell>
              <table:table-cell office:value-type="float" office:value="NaN">
                <text:p>NaN</text:p>
                <draw:g>
                  <svg:desc>Sheet1.D18:Sheet1.D25</svg:desc>
                </draw:g>
              </table:table-cell>
              <table:table-cell office:value-type="float" office:value="NaN">
                <text:p>NaN</text:p>
                <draw:g>
                  <svg:desc>Sheet1.D29:Sheet1.D36</svg:desc>
                </draw:g>
              </table:table-cell>
              <table:table-cell office:value-type="float" office:value="NaN">
                <text:p>NaN</text:p>
                <draw:g>
                  <svg:desc>Sheet1.D40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7">
                <text:p>0.0667</text:p>
              </table:table-cell>
              <table:table-cell office:value-type="float" office:value="0.3868">
                <text:p>0.3868</text:p>
              </table:table-cell>
              <table:table-cell office:value-type="float" office:value="0.4156">
                <text:p>0.4156</text:p>
              </table:table-cell>
              <table:table-cell office:value-type="float" office:value="0.0982">
                <text:p>0.0982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5">
                <text:p>0.0345</text:p>
              </table:table-cell>
              <table:table-cell office:value-type="float" office:value="0.1809">
                <text:p>0.1809</text:p>
              </table:table-cell>
              <table:table-cell office:value-type="float" office:value="0.2023">
                <text:p>0.2023</text:p>
              </table:table-cell>
              <table:table-cell office:value-type="float" office:value="0.1357">
                <text:p>0.135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0.1071">
                <text:p>0.1071</text:p>
              </table:table-cell>
              <table:table-cell office:value-type="float" office:value="0.1257">
                <text:p>0.1257</text:p>
              </table:table-cell>
              <table:table-cell office:value-type="float" office:value="0.0506">
                <text:p>0.050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7">
                <text:p>0.0087</text:p>
              </table:table-cell>
              <table:table-cell office:value-type="float" office:value="0.0421">
                <text:p>0.0421</text:p>
              </table:table-cell>
              <table:table-cell office:value-type="float" office:value="0.0536">
                <text:p>0.0536</text:p>
              </table:table-cell>
              <table:table-cell office:value-type="float" office:value="0.0212">
                <text:p>0.021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4">
                <text:p>0.0044</text:p>
              </table:table-cell>
              <table:table-cell office:value-type="float" office:value="0.0074">
                <text:p>0.0074</text:p>
              </table:table-cell>
              <table:table-cell office:value-type="float" office:value="0.01">
                <text:p>0.01</text:p>
              </table:table-cell>
              <table:table-cell office:value-type="float" office:value="0.0049">
                <text:p>0.004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">
                <text:p>0.0022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">
                <text:p>0.0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